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20">
            <text:p>SRR-2120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7120.0">
            <text:p>712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3">
            <text:p>2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9">
            <text:p>SRR-1149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086.0">
            <text:p>7086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19">
            <text:p>SRR-2119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6850.0">
            <text:p>68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3">
            <text:p>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67">
            <text:p>Birm-867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880.0">
            <text:p>688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8">
            <text:p>SRR-1148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704.0">
            <text:p>6704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AA-68681">
            <text:p>AA-68681</text:p>
          </table:table-cell>
          <table:table-cell office:value-type="float" office:value="56.73">
            <text:p>56.73</text:p>
          </table:table-cell>
          <table:table-cell office:value-type="float" office:value="-2.48">
            <text:p>-2.48</text:p>
          </table:table-cell>
          <table:table-cell office:value-type="float" office:value="12500.0">
            <text:p>125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82">
            <text:p>9.82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869">
            <text:p>SRR-869</text:p>
          </table:table-cell>
          <table:table-cell office:value-type="float" office:value="56.7">
            <text:p>56.7</text:p>
          </table:table-cell>
          <table:table-cell office:value-type="float" office:value="-2.52">
            <text:p>-2.52</text:p>
          </table:table-cell>
          <table:table-cell office:value-type="float" office:value="7340.0">
            <text:p>73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6">
            <text:p>CAMS-111596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8120.0">
            <text:p>18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23">
            <text:p>Birm-823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140.0">
            <text:p>714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7">
            <text:p>CAMS-111597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7465.0">
            <text:p>1746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